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3pt" fo:font-weight="bold" officeooo:rsid="0002da97" officeooo:paragraph-rsid="0002da97" style:font-size-asian="13pt" style:font-weight-asian="bold" style:font-size-complex="13pt" style:font-weight-complex="bold"/>
    </style:style>
    <style:style style:name="P2" style:family="paragraph" style:parent-style-name="Standard">
      <style:paragraph-properties fo:text-align="start" style:justify-single-word="false"/>
      <style:text-properties fo:font-size="13pt" fo:font-weight="bold" officeooo:rsid="0002da97" officeooo:paragraph-rsid="0002da97" style:font-size-asian="13pt" style:font-weight-asian="bold" style:font-size-complex="13pt" style:font-weight-complex="bold"/>
    </style:style>
    <style:style style:name="P3" style:family="paragraph" style:parent-style-name="Standard">
      <style:paragraph-properties fo:text-align="start" style:justify-single-word="false"/>
      <style:text-properties fo:font-size="13pt" fo:font-weight="normal" officeooo:rsid="0002da97" officeooo:paragraph-rsid="0002da97" style:font-size-asian="13pt" style:font-weight-asian="normal" style:font-size-complex="13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áctica 6</text:p>
      <text:p text:style-name="P1"/>
      <text:p text:style-name="P3">Ramón Jesús Torres Madrid<text:tab/>DNI: 26509065-R</text:p>
      <text:p text:style-name="P3">Jose Manuel Rodríguez Calvo<text:tab/>DNI: 77147756-Y</text:p>
      <text:p text:style-name="P3"/>
      <text:p text:style-name="P3"/>
      <text:p text:style-name="P2">PROBLEMAS</text:p>
      <text:p text:style-name="P2"/>
      <text:p text:style-name="P3">Al principio hemos intentado hacer el método de operador de asignación, a pesar de no haberlo dado en clase de teoría, pero nos atascamos. Por suerte, una vez dada dicha clase, comprendimos que nos faltaba. Otros problemas que hemos tenido han sido las implementaciones de los ficheros Suma.cpp y testFinal.cp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3T20:00:15.393014538</meta:creation-date>
    <dc:date>2016-05-13T20:03:50.602055311</dc:date>
    <meta:editing-duration>PT3M36S</meta:editing-duration>
    <meta:editing-cycles>1</meta:editing-cycles>
    <meta:document-statistic meta:table-count="0" meta:image-count="0" meta:object-count="0" meta:page-count="1" meta:paragraph-count="5" meta:word-count="65" meta:character-count="414" meta:non-whitespace-character-count="354"/>
    <meta:generator>LibreOffice/5.1.2.2$Linux_X86_64 LibreOffice_project/10m0$Build-2</meta:generator>
  </office:meta>
</office:document-meta>
</file>